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ff6d6d"/>
    </style:style>
    <style:style style:name="ce2" style:family="table-cell" style:parent-style-name="Default" style:data-style-name="N114"/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12"/>
    <style:style style:name="ce6" style:family="table-cell" style:parent-style-name="Default" style:data-style-name="N112">
      <style:map style:condition="cell-content()&gt;[.$F$2]" style:apply-style-name="Bad" style:base-cell-address="MP6004.F5"/>
    </style:style>
    <style:style style:name="ce7" style:family="table-cell" style:parent-style-name="Default" style:data-style-name="N108">
      <style:map style:condition="cell-content()&lt;0.000003" style:apply-style-name="Bad" style:base-cell-address="MP6004.F8"/>
    </style:style>
    <style:style style:name="ce8" style:family="table-cell" style:parent-style-name="Default" style:data-style-name="N108">
      <style:map style:condition="cell-content()&gt;200000" style:apply-style-name="Bad" style:base-cell-address="MP6004.F11"/>
    </style:style>
    <style:style style:name="ce9" style:family="table-cell" style:parent-style-name="Default" style:data-style-name="N2">
      <style:text-properties style:use-window-font-color="true"/>
    </style:style>
    <style:style style:name="ce10" style:family="table-cell" style:parent-style-name="Default">
      <style:map style:condition="cell-content()&gt;[.$F$18]" style:apply-style-name="Bad" style:base-cell-address="MP6004.F18"/>
    </style:style>
    <style:style style:name="ce1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MP6004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number-columns-repeated="4"/>
          <table:table-cell table:style-name="ce4" office:value-type="string" calcext:value-type="string" table:number-columns-spanned="2" table:number-rows-spanned="1">
            <text:p>MP6004 method</text:p>
          </table:table-cell>
          <table:covered-table-cell table:style-name="Default"/>
          <table:table-cell table:number-columns-repeated="3"/>
          <table:table-cell table:style-name="ce4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Vin_ma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_pk_max</text:p>
          </table:table-cell>
          <table:table-cell table:style-name="ce5" table:formula="of:=2700/[.B17]/1.01" office:value-type="float" office:value="2.67326732673267" calcext:value-type="float">
            <text:p>2.673E+00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Dmax</text:p>
          </table:table-cell>
          <table:table-cell table:style-name="ce11" table:formula="of:=([.F3]+[.B5])*[.B12]/(([.F3]+[.B5])*[.B12]+[.B3])" office:value-type="percentage" office:value="0.482003151843725" calcext:value-type="percentage">
            <text:p>48.20%</text:p>
          </table:table-cell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out_1</text:p>
          </table:table-cell>
          <table:table-cell table:formula="of:=1.99*([.B21]+[.B20])/[.B21]*[.B13]/[.B14]-[.B5]" office:value-type="float" office:value="5.92947580645161" calcext:value-type="float">
            <text:p>5.93E+00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Isec rms max</text:p>
          </table:table-cell>
          <table:table-cell table:style-name="ce3" table:formula="of:=[.F5]*[.B12]*SQRT((1-[.K2])/3)" office:value-type="float" office:value="5.84908273832201" calcext:value-type="float">
            <text:p>5.85E+00</text:p>
          </table:table-cell>
        </table:table-row>
        <table:table-row table:style-name="ro1">
          <table:table-cell office:value-type="string" calcext:value-type="string">
            <text:p>Vout_target</text:p>
          </table:table-cell>
          <table:table-cell table:style-name="ce13"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out_2</text:p>
          </table:table-cell>
          <table:table-cell table:formula="of:=2*[.F3]" office:value-type="float" office:value="11.8589516129032" calcext:value-type="float">
            <text:p>11.86E+00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d_max (measured)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lim</text:p>
          </table:table-cell>
          <table:table-cell table:style-name="ce6" table:formula="of:=100/([.B23]/1000)+[.B2]*0.18/([.B15]*1000000)" office:value-type="float" office:value="2.64093446601942" calcext:value-type="float">
            <text:p>2.641E+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te : unu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d_min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cc</text:p>
          </table:table-cell>
          <table:table-cell table:formula="of:=[.B14]/[.B13]*([.F3]+[.B5])-[.B6]" office:value-type="float" office:value="12.7689516129032" calcext:value-type="float">
            <text:p>12.77E+00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LX max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Ton</text:p>
          </table:table-cell>
          <table:table-cell table:formula="of:=[.F5]*[.B15]/[.B3]" office:value-type="float" office:value="0.00000342607714510628" calcext:value-type="float">
            <text:p>3.43E-0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dson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Ohms</text:p>
          </table:table-cell>
          <table:table-cell/>
          <table:table-cell office:value-type="string" calcext:value-type="string">
            <text:p>Tcon</text:p>
          </table:table-cell>
          <table:table-cell table:style-name="ce7" table:formula="of:=[.B13]*[.F5]*[.B15]/([.B12]*([.F3]+[.B5]))" office:value-type="float" office:value="0.00000368192024453958" calcext:value-type="float">
            <text:p>3.68E-06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delay</text:p>
          </table:table-cell>
          <table:table-cell table:formula="of:=0.0000005" office:value-type="float" office:value="0.0000005" calcext:value-type="float">
            <text:p>500.00E-09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Transformer PA3855.002</text:p>
          </table:table-cell>
          <table:table-cell table:number-columns-repeated="3"/>
          <table:table-cell office:value-type="string" calcext:value-type="string">
            <text:p>Fsw_max</text:p>
          </table:table-cell>
          <table:table-cell table:style-name="ce8" table:formula="of:=1/([.F7]+[.F8]+[.F9])" office:value-type="float" office:value="131440.633951972" calcext:value-type="float">
            <text:p>131.44E+03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5.33" calcext:value-type="float">
            <text:p>5.33</text:p>
          </table:table-cell>
          <table:table-cell table:number-columns-repeated="2"/>
          <table:table-cell office:value-type="string" calcext:value-type="string">
            <text:p>Pout_max</text:p>
          </table:table-cell>
          <table:table-cell table:formula="of:=0.5*[.B15]*[.F5]^2*[.F11]*[.F3]/([.F3]+[.B5])" office:value-type="float" office:value="20.1964556934775" calcext:value-type="float">
            <text:p>20.20E+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fter di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out_max</text:p>
          </table:table-cell>
          <table:table-cell table:style-name="ce9" table:formula="of:=[.F12]/([.F3]+[.B5])" office:value-type="float" office:value="3.12664003994033" calcext:value-type="float">
            <text:p>3.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.2A measu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n min</text:p>
          </table:table-cell>
          <table:table-cell table:formula="of:=0.5*[.F5]*[.F7]/0.2" office:value-type="float" office:value="0.0000226201130393814" calcext:value-type="float">
            <text:p>22.62E-06</text:p>
          </table:table-cell>
          <table:table-cell/>
          <table:table-cell office:value-type="string" calcext:value-type="string">
            <text:p>200e-3 V max. 802.3a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p</text:p>
          </table:table-cell>
          <table:table-cell table:style-name="ce2" office:value-type="float" office:value="0.000048" calcext:value-type="float">
            <text:p>48.0E-06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Vpp_out</text:p>
          </table:table-cell>
          <table:table-cell table:formula="of:=0.5*[.B12]*[.F5]*[.F8]/([.B13]*[.B26])" office:value-type="float" office:value="0.0551355049993895" calcext:value-type="float">
            <text:p>55.14E-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_lk</text:p>
          </table:table-cell>
          <table:table-cell table:style-name="ce2" office:value-type="float" office:value="0.00000067" calcext:value-type="float">
            <text:p>670.0E-09</text:p>
          </table:table-cell>
          <table:table-cell office:value-type="string" calcext:value-type="string">
            <text:p>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Psn</text:p>
          </table:table-cell>
          <table:table-cell table:formula="of:=0.5*[.B16]*[.F5]^2*[.F11]" office:value-type="float" office:value="0.307106989706113" calcext:value-type="float">
            <text:p>307.11E-0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sn max</text:p>
          </table:table-cell>
          <table:table-cell table:style-name="ce10" table:formula="of:=[.B7]-[.B2]"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eedback</text:p>
          </table:table-cell>
          <table:table-cell table:number-columns-repeated="3"/>
          <table:table-cell office:value-type="string" calcext:value-type="string">
            <text:p>Vsn</text:p>
          </table:table-cell>
          <table:table-cell table:formula="of:=SQRT([.F17]*[.B28])" office:value-type="float" office:value="80.4981831024713" calcext:value-type="float">
            <text:p>80.50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table:style-name="ce2" office:value-type="float" office:value="68100" calcext:value-type="float">
            <text:p>68.1E+03</text:p>
          </table:table-cell>
          <table:table-cell table:number-columns-repeated="2"/>
          <table:table-cell office:value-type="string" calcext:value-type="string">
            <text:p>Rsn_max</text:p>
          </table:table-cell>
          <table:table-cell table:formula="of:=[.B28]^2/[.F17]" office:value-type="float" office:value="1449690221.72385" calcext:value-type="float">
            <text:p>1.45E+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</text:p>
          </table:table-cell>
          <table:table-cell table:style-name="ce2" office:value-type="float" office:value="12400" calcext:value-type="float">
            <text:p>12.4E+03</text:p>
          </table:table-cell>
          <table:table-cell table:number-columns-repeated="2"/>
          <table:table-cell office:value-type="string" calcext:value-type="string">
            <text:p>dVsn</text:p>
          </table:table-cell>
          <table:table-cell table:formula="of:=[.F19]/([.B28]*[.B29]*[.F11])" office:value-type="float" office:value="0.967503897179836" calcext:value-type="float">
            <text:p>967.50E-0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_limit</text:p>
          </table:table-cell>
          <table:table-cell table:style-name="ce2"/>
          <table:table-cell table:number-columns-repeated="2"/>
          <table:table-cell office:value-type="string" calcext:value-type="string">
            <text:p>d_Isn</text:p>
          </table:table-cell>
          <table:table-cell table:formula="of:=-([.F19]-[.B12]*([.F3]+[.B5]))/[.B16]" office:value-type="float" office:value="-68759965.7523644" calcext:value-type="float">
            <text:p>-68.76E+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float" office:value="41200" calcext:value-type="float">
            <text:p>41.2E+03</text:p>
          </table:table-cell>
          <table:table-cell table:number-columns-repeated="2"/>
          <table:table-cell office:value-type="string" calcext:value-type="string">
            <text:p>Isn_max</text:p>
          </table:table-cell>
          <table:table-cell table:style-name="Default" table:formula="of:=-[.F22]*[.B30]" office:value-type="float" office:value="2.75039863009458" calcext:value-type="float">
            <text:p>2.7503986300945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ipple</text:p>
          </table:table-cell>
          <table:table-cell table:style-name="ce2"/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2"/>
          <table:table-cell office:value-type="string" calcext:value-type="string">
            <text:p>D pri</text:p>
          </table:table-cell>
          <table:table-cell table:style-name="ce11" table:formula="of:=[.F7]/([.F7]+[.F8]+[.F9])" office:value-type="percentage" office:value="0.450325751921132" calcext:value-type="percentage">
            <text:p>45.0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t</text:p>
          </table:table-cell>
          <table:table-cell table:style-name="ce2" office:value-type="float" office:value="0.00047" calcext:value-type="float">
            <text:p>470.0E-06</text:p>
          </table:table-cell>
          <table:table-cell table:number-columns-repeated="2"/>
          <table:table-cell office:value-type="string" calcext:value-type="string">
            <text:p>Iprms</text:p>
          </table:table-cell>
          <table:table-cell table:formula="of:=[.F5]*SQRT([.F25]/3)" office:value-type="float" office:value="1.02319966320391" calcext:value-type="float">
            <text:p>1.02E+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nubber</text:p>
          </table:table-cell>
          <table:table-cell table:style-name="ce2"/>
          <table:table-cell table:number-columns-repeated="2"/>
          <table:table-cell office:value-type="string" calcext:value-type="string">
            <text:p>Pfet cond</text:p>
          </table:table-cell>
          <table:table-cell table:formula="of:=[.F26]^2*[.B8]" office:value-type="float" office:value="0.837550040624481" calcext:value-type="float">
            <text:p>837.55E-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n</text:p>
          </table:table-cell>
          <table:table-cell table:style-name="ce2" table:formula="of:=42200/2" office:value-type="float" office:value="21100" calcext:value-type="float">
            <text:p>21.1E+03</text:p>
          </table:table-cell>
          <table:table-cell table:number-columns-repeated="2"/>
          <table:table-cell office:value-type="string" calcext:value-type="string">
            <text:p>Pfet sw</text:p>
          </table:table-cell>
          <table:table-cell table:formula="of:=0.25*(0.00000001/1)*[.F11]*[.F5]*[.B8]*[.F26]" office:value-type="float" office:value="0.000710358618117365" calcext:value-type="float">
            <text:p>710.36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n (derated)</text:p>
          </table:table-cell>
          <table:table-cell table:style-name="ce2" office:value-type="float" office:value="0.00000003" calcext:value-type="float">
            <text:p>30.0E-09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Dsec</text:p>
          </table:table-cell>
          <table:table-cell table:style-name="ce11" table:formula="of:=[.F8]/([.F7]+[.F8]+[.F9])" office:value-type="percentage" office:value="0.483953931102882" calcext:value-type="percentage">
            <text:p>48.4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_rise_I_out_meas</text:p>
          </table:table-cell>
          <table:table-cell table:style-name="ce3" office:value-type="float" office:value="0.00000004" calcext:value-type="float">
            <text:p>40.00E-09</text:p>
          </table:table-cell>
          <table:table-cell table:number-columns-repeated="2"/>
          <table:table-cell office:value-type="string" calcext:value-type="string">
            <text:p>Isec_rms</text:p>
          </table:table-cell>
          <table:table-cell table:formula="of:=[.F5]*[.B12]*SQRT(([.F29])/3)" office:value-type="float" office:value="5.65361482457471" calcext:value-type="float">
            <text:p>5.65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n min</text:p>
          </table:table-cell>
          <table:table-cell table:formula="of:=1/([.B28]*[.F11]*0.05)" office:value-type="float" office:value="0.00000000721137193331" calcext:value-type="float">
            <text:p>7.21137193331361E-09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reflected</text:p>
          </table:table-cell>
          <table:table-cell table:formula="of:=([.F3]+[.B5])*[.B12]" office:value-type="float" office:value="34.4290060483871" calcext:value-type="float">
            <text:p>34.43E+0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rev_diode_min</text:p>
          </table:table-cell>
          <table:table-cell table:formula="of:=([.F3]+[.B2]*[.B13]/[.B12])*1.4" office:value-type="float" office:value="23.2731235399141" calcext:value-type="float">
            <text:p>23.27E+0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_diode_min</text:p>
          </table:table-cell>
          <table:table-cell table:formula="of:=1.3*[.F30]" office:value-type="float" office:value="7.34969927194713" calcext:value-type="float">
            <text:p>7.35E+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_rms_meas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Icout rms</text:p>
          </table:table-cell>
          <table:table-cell table:style-name="Default" table:formula="of:=SQRT(([.F5]^2*[.B12]^2*[.F8]*[.F11]/3)-([.F12]/([.F3]+[.B5]))^2)" office:value-type="float" office:value="4.71035907816941" calcext:value-type="float">
            <text:p>4.710359078169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_mea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cout rms</text:p>
          </table:table-cell>
          <table:table-cell table:style-name="Default" table:formula="of:=SQRT([.F5]^2*[.B12]^2*[.F8]*[.F11]/3-3^2)" office:value-type="float" office:value="4.79201007768671" calcext:value-type="float">
            <text:p>4.792010077686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in_rms</text:p>
          </table:table-cell>
          <table:table-cell table:formula="of:=[.B37]/[.B36]/50" office:value-type="float" office:value="0.666666666666667" calcext:value-type="float">
            <text:p>0.666666666666667</text:p>
          </table:table-cell>
          <table:table-cell table:number-columns-repeated="2"/>
          <table:table-cell office:value-type="string" calcext:value-type="string">
            <text:p>Icout rms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cin_rms</text:p>
          </table:table-cell>
          <table:table-cell table:style-name="Default" table:formula="of:=SQRT([.F5]^2*[.K2]/3-([.F12]/([.B3]*[.B12]))^2)" office:value-type="float" office:value="1.05361026923407" calcext:value-type="float">
            <text:p>1.0536102692340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cin_rms</text:p>
          </table:table-cell>
          <table:table-cell table:style-name="Default" table:formula="of:=SQRT([.F26]^2-([.F12]/[.B3])^2)" office:value-type="float" office:value="0.865439287467479" calcext:value-type="float">
            <text:p>0.865439287467479</text:p>
          </table:table-cell>
          <table:table-cell table:number-columns-repeated="5"/>
        </table:table-row>
        <calcext:conditional-formats>
          <calcext:conditional-format calcext:target-range-address="MP6004.F5:MP6004.F5">
            <calcext:condition calcext:apply-style-name="Bad" calcext:value="&gt;[.$F$2]" calcext:base-cell-address="MP6004.F5"/>
          </calcext:conditional-format>
          <calcext:conditional-format calcext:target-range-address="MP6004.F8:MP6004.F8">
            <calcext:condition calcext:apply-style-name="Bad" calcext:value="&lt;0.000003" calcext:base-cell-address="MP6004.F8"/>
          </calcext:conditional-format>
          <calcext:conditional-format calcext:target-range-address="MP6004.F11:MP6004.F11">
            <calcext:condition calcext:apply-style-name="Bad" calcext:value="&gt;200000" calcext:base-cell-address="MP6004.F11"/>
          </calcext:conditional-format>
          <calcext:conditional-format calcext:target-range-address="MP6004.F18:MP6004.F18">
            <calcext:condition calcext:apply-style-name="Bad" calcext:value="&gt;[.$F$18]" calcext:base-cell-address="MP6004.F18"/>
          </calcext:conditional-format>
        </calcext:conditional-formats>
      </table:table>
      <table:table table:name="Crystal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rystal load capacitan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office:value-type="string" calcext:value-type="string">
            <text:p>Trace capacit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office:value-type="string" calcext:value-type="string">
            <text:p>MCU pin capaci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ad capacitor</text:p>
          </table:table-cell>
          <table:table-cell table:formula="of:=2*([.B1]-[.B2]-[.B3])" office:value-type="float" office:value="6" calcext:value-type="float">
            <text:p>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5">
      <number:number number:decimal-places="10" number:min-decimal-places="10" number:min-integer-digits="1"/>
    </number:number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fr" number:country="CA">$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fr" number:country="CA">$</number:currency-symbol>
      <style:map style:condition="value()&gt;=0" style:apply-style-name="N124P0"/>
    </number:currency-style>
    <number:number-style style:name="N123">
      <number:number number:decimal-places="12" number:min-decimal-places="12"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22">
      <number:text>-</number:text>
      <number:number number:decimal-places="2" number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22P0"/>
    </number:currency-style>
    <number:currency-style style:name="N121P0" style:volatile="true">
      <number:number number:decimal-places="0" number:min-decimal-places="0" number:min-integer-digits="1" number:grouping="true"/>
      <number:text> </number:text>
      <number:currency-symbol number:language="fr" number:country="CA">$</number:currency-symbol>
    </number:currency-style>
    <number:currency-style style:name="N12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CA">$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19P0"/>
    </number:currency-style>
    <number:currency-style style:name="N117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CA">$</number:currency-symbol>
    </number:currency-style>
    <number:currency-style style:name="N117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CA">$</number:currency-symbol>
      <style:map style:condition="value()&gt;=0" style:apply-style-name="N117P0"/>
    </number:currency-style>
    <number:number-style style:name="N115">
      <number:number number:decimal-places="1" number:min-decimal-places="1" number:min-integer-digits="1"/>
    </number:number-style>
    <number:number-style style:name="N114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13">
      <number:scientific-number number:decimal-places="0" number:min-decimal-places="0" number:min-integer-digits="1" number:min-exponent-digits="2" number:exponent-interval="3" number:forced-exponent-sign="true"/>
    </number:number-style>
    <number:number-style style:name="N112" number:title="User-defined">
      <number:scientific-number number:decimal-places="3" number:min-decimal-places="3" number:min-integer-digits="1" number:min-exponent-digits="2" number:exponent-interval="3" number:forced-exponent-sign="true"/>
    </number:number-style>
    <number:number-style style:name="N111">
      <number:scientific-number number:decimal-places="4" number:min-decimal-places="4" number:min-integer-digits="1" number:min-exponent-digits="2" number:exponent-interval="3" number:forced-exponent-sign="true"/>
    </number:number-style>
    <number:number-style style:name="N110">
      <number:number number:decimal-places="13" number:min-decimal-places="13" number:min-integer-digits="1"/>
    </number:number-style>
    <number:number-style style:name="N109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00-00-00</text:date>, <text:time style:data-style-name="N2" text:time-value="20:45:53.3636495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3T14:14:04.950781388</meta:creation-date>
    <meta:generator>LibreOffice/7.3.2.2$Linux_X86_64 LibreOffice_project/30$Build-2</meta:generator>
    <dc:date>2022-04-29T22:35:22.991516513</dc:date>
    <meta:editing-duration>PT2H52M33S</meta:editing-duration>
    <meta:editing-cycles>15</meta:editing-cycles>
    <meta:document-statistic meta:table-count="2" meta:cell-count="160" meta:object-count="0"/>
  </office:meta>
</office:document-meta>
</file>